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2">
      <style:text-properties officeooo:paragraph-rsid="000fd199"/>
    </style:style>
    <style:style style:name="P27" style:family="paragraph" style:parent-style-name="Standard" style:list-style-name="L3">
      <style:text-properties officeooo:paragraph-rsid="000fd199"/>
    </style:style>
    <style:style style:name="P28" style:family="paragraph" style:parent-style-name="Standard" style:list-style-name="L3">
      <style:text-properties fo:font-style="normal" officeooo:rsid="000fd199" officeooo:paragraph-rsid="000fd199" style:font-style-asian="normal" style:font-style-complex="normal"/>
    </style:style>
    <style:style style:name="P29" style:family="paragraph" style:parent-style-name="Standard" style:list-style-name="L3">
      <style:text-properties fo:font-style="normal" officeooo:rsid="00112938" officeooo:paragraph-rsid="00112938" style:font-style-asian="normal" style:font-style-complex="normal"/>
    </style:style>
    <style:style style:name="P30" style:family="paragraph" style:parent-style-name="Standard" style:list-style-name="L8">
      <style:text-properties fo:font-style="normal" officeooo:rsid="00112938" officeooo:paragraph-rsid="00112938" style:font-style-asian="normal" style:font-style-complex="normal"/>
    </style:style>
    <style:style style:name="P31" style:family="paragraph" style:parent-style-name="Standard" style:list-style-name="L2">
      <style:text-properties fo:font-style="normal" officeooo:rsid="0019378e" officeooo:paragraph-rsid="0019378e" style:font-style-asian="normal" style:font-style-complex="normal"/>
    </style:style>
    <style:style style:name="P32" style:family="paragraph" style:parent-style-name="Standard" style:list-style-name="L5">
      <style:text-properties fo:font-style="normal" officeooo:rsid="0022040e" officeooo:paragraph-rsid="0022040e" style:font-style-asian="normal" style:font-style-complex="normal"/>
    </style:style>
    <style:style style:name="P33" style:family="paragraph" style:parent-style-name="Standard" style:list-style-name="L8">
      <style:text-properties fo:font-style="normal" officeooo:rsid="0019eb93" officeooo:paragraph-rsid="0019eb93" style:font-style-asian="normal" style:font-style-complex="normal"/>
    </style:style>
    <style:style style:name="P34" style:family="paragraph" style:parent-style-name="Standard" style:list-style-name="L3">
      <style:text-properties officeooo:rsid="00112938" officeooo:paragraph-rsid="00112938"/>
    </style:style>
    <style:style style:name="P35" style:family="paragraph" style:parent-style-name="Standard" style:list-style-name="L2">
      <style:text-properties officeooo:rsid="00112938" officeooo:paragraph-rsid="00112938"/>
    </style:style>
    <style:style style:name="P36" style:family="paragraph" style:parent-style-name="Standard" style:list-style-name="L4">
      <style:text-properties style:font-name="Liberation Mono" fo:font-style="normal" officeooo:rsid="0019378e" officeooo:paragraph-rsid="0019378e" style:font-style-asian="normal" style:font-style-complex="normal"/>
    </style:style>
    <style:style style:name="P37" style:family="paragraph" style:parent-style-name="Standard">
      <style:text-properties style:font-name="Liberation Mono" fo:font-style="normal" officeooo:rsid="001ad052" officeooo:paragraph-rsid="001c0cf8" style:font-style-asian="normal" style:font-style-complex="normal"/>
    </style:style>
    <style:style style:name="P38" style:family="paragraph" style:parent-style-name="Standard">
      <style:text-properties style:font-name="Liberation Mono" fo:font-style="normal" officeooo:rsid="0039833f" officeooo:paragraph-rsid="0039833f" style:font-style-asian="normal" style:font-style-complex="normal"/>
    </style:style>
    <style:style style:name="P39" style:family="paragraph" style:parent-style-name="Standard">
      <style:text-properties style:font-name="Liberation Mono" fo:font-size="14pt" fo:font-style="normal" officeooo:rsid="0039833f" officeooo:paragraph-rsid="0039833f" style:font-size-asian="14pt" style:font-style-asian="normal" style:font-size-complex="14pt" style:font-style-complex="normal"/>
    </style:style>
    <style:style style:name="P40" style:family="paragraph" style:parent-style-name="Standard" style:list-style-name="L6">
      <style:text-properties officeooo:paragraph-rsid="0022040e"/>
    </style:style>
    <style:style style:name="P41" style:family="paragraph" style:parent-style-name="Standard" style:list-style-name="L7">
      <style:text-properties officeooo:paragraph-rsid="0022040e"/>
    </style:style>
    <style:style style:name="P42" style:family="paragraph" style:parent-style-name="Standard" style:list-style-name="L8">
      <style:text-properties officeooo:paragraph-rsid="00112938"/>
    </style:style>
    <style:style style:name="P43" style:family="paragraph" style:parent-style-name="Standard" style:list-style-name="L8">
      <style:text-properties officeooo:paragraph-rsid="002a4716"/>
    </style:style>
    <style:style style:name="P44"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P45" style:family="paragraph" style:parent-style-name="Standard">
      <style:paragraph-properties fo:break-before="page"/>
      <style:text-properties style:font-name="Liberation Mono" fo:font-style="normal" officeooo:rsid="0039833f" officeooo:paragraph-rsid="0039833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officeooo:rsid="00112938"/>
    </style:style>
    <style:style style:name="T18" style:family="text">
      <style:text-properties style:font-name="Ubuntu Mono"/>
    </style:style>
    <style:style style:name="T19" style:family="text">
      <style:text-properties style:font-name="Ubuntu Mono" fo:font-style="normal" style:font-style-asian="normal" style:font-style-complex="normal"/>
    </style:style>
    <style:style style:name="T20" style:family="text">
      <style:text-properties officeooo:rsid="0019eb93"/>
    </style:style>
    <style:style style:name="T21" style:family="text">
      <style:text-properties officeooo:rsid="001c0cf8"/>
    </style:style>
    <style:style style:name="T22" style:family="text">
      <style:text-properties officeooo:rsid="001d1874"/>
    </style:style>
    <style:style style:name="T23" style:family="text">
      <style:text-properties style:font-name="Liberation Mono"/>
    </style:style>
    <style:style style:name="T24" style:family="text">
      <style:text-properties style:font-name="Liberation Mono" fo:font-style="normal" style:font-style-asian="normal" style:font-style-complex="normal"/>
    </style:style>
    <style:style style:name="T25" style:family="text">
      <style:text-properties style:font-name="Liberation Mono" fo:font-style="normal" officeooo:rsid="001d1874" style:font-style-asian="normal" style:font-style-complex="normal"/>
    </style:style>
    <style:style style:name="T26" style:family="text">
      <style:text-properties style:font-name="Liberation Mono" fo:font-style="normal" officeooo:rsid="000fd199" style:font-style-asian="normal" style:font-style-complex="normal"/>
    </style:style>
    <style:style style:name="T27" style:family="text">
      <style:text-properties style:font-name="Liberation Mono" fo:font-style="normal" officeooo:rsid="0019eb93" style:font-style-asian="normal" style:font-style-complex="normal"/>
    </style:style>
    <style:style style:name="T28" style:family="text">
      <style:text-properties style:font-name="Liberation Mono" fo:font-style="normal" officeooo:rsid="002108ef" style:font-style-asian="normal" style:font-style-complex="normal"/>
    </style:style>
    <style:style style:name="T29" style:family="text">
      <style:text-properties style:font-name="Liberation Mono" fo:font-style="normal" officeooo:rsid="0022040e" style:font-style-asian="normal" style:font-style-complex="normal"/>
    </style:style>
    <style:style style:name="T30" style:family="text">
      <style:text-properties style:font-name="Liberation Mono" fo:font-style="normal" officeooo:rsid="00233e9b" style:font-style-asian="normal" style:font-style-complex="normal"/>
    </style:style>
    <style:style style:name="T31" style:family="text">
      <style:text-properties style:font-name="Liberation Mono" fo:font-style="normal" officeooo:rsid="0024ce97" style:font-style-asian="normal" style:font-style-complex="normal"/>
    </style:style>
    <style:style style:name="T32" style:family="text">
      <style:text-properties style:font-name="Liberation Mono" fo:font-style="normal" officeooo:rsid="0027efa9" style:font-style-asian="normal" style:font-style-complex="normal"/>
    </style:style>
    <style:style style:name="T33" style:family="text">
      <style:text-properties style:font-name="Liberation Mono" fo:font-style="normal" officeooo:rsid="002ce5d2" style:font-style-asian="normal" style:font-style-complex="normal"/>
    </style:style>
    <style:style style:name="T34" style:family="text">
      <style:text-properties style:font-name="Liberation Mono" fo:font-style="normal" officeooo:rsid="00112938" style:font-style-asian="normal" style:font-style-complex="normal"/>
    </style:style>
    <style:style style:name="T35" style:family="text">
      <style:text-properties style:font-name="Liberation Mono" fo:font-style="normal" officeooo:rsid="0033af92" style:font-style-asian="normal" style:font-style-complex="normal"/>
    </style:style>
    <style:style style:name="T36" style:family="text">
      <style:text-properties style:font-name="Liberation Mono" officeooo:rsid="0019eb93"/>
    </style:style>
    <style:style style:name="T37" style:family="text">
      <style:text-properties style:font-name="Liberation Mono" officeooo:rsid="001d1874"/>
    </style:style>
    <style:style style:name="T38" style:family="text">
      <style:text-properties style:font-name="Liberation Mono" fo:font-style="italic" officeooo:rsid="0022040e" style:font-style-asian="italic" style:font-style-complex="italic"/>
    </style:style>
    <style:style style:name="T39" style:family="text">
      <style:text-properties style:font-name="Liberation Mono" officeooo:rsid="002108ef"/>
    </style:style>
    <style:style style:name="T40" style:family="text">
      <style:text-properties officeooo:rsid="001e2e6f"/>
    </style:style>
    <style:style style:name="T41" style:family="text">
      <style:text-properties officeooo:rsid="002108ef"/>
    </style:style>
    <style:style style:name="T42" style:family="text">
      <style:text-properties officeooo:rsid="00233e9b"/>
    </style:style>
    <style:style style:name="T43" style:family="text">
      <style:text-properties officeooo:rsid="0026eceb"/>
    </style:style>
    <style:style style:name="T44" style:family="text">
      <style:text-properties style:font-name="Liberation Serif" fo:font-style="normal" officeooo:rsid="002a4716" style:font-style-asian="normal" style:font-style-complex="normal"/>
    </style:style>
    <style:style style:name="T45" style:family="text">
      <style:text-properties style:font-name="Liberation Serif" fo:font-style="normal" officeooo:rsid="002a55e9" style:font-style-asian="normal" style:font-style-complex="normal"/>
    </style:style>
    <style:style style:name="T46" style:family="text">
      <style:text-properties style:font-name="Liberation Serif" fo:font-style="normal" officeooo:rsid="002ce5d2" style:font-style-asian="normal" style:font-style-complex="normal"/>
    </style:style>
    <style:style style:name="T47" style:family="text">
      <style:text-properties style:font-name="Liberation Serif" fo:font-style="normal" officeooo:rsid="0034f911" style:font-style-asian="normal" style:font-style-complex="normal"/>
    </style:style>
    <style:style style:name="T48" style:family="text">
      <style:text-properties officeooo:rsid="00327820"/>
    </style:style>
    <style:style style:name="T49" style:family="text">
      <style:text-properties officeooo:rsid="000fd199"/>
    </style:style>
    <style:style style:name="T50" style:family="text">
      <style:text-properties officeooo:rsid="0033af92"/>
    </style:style>
    <style:style style:name="T51" style:family="text">
      <style:text-properties officeooo:rsid="00362513"/>
    </style:style>
    <style:style style:name="T52" style:family="text">
      <style:text-properties officeooo:rsid="0036fa47"/>
    </style:style>
    <style:style style:name="T53" style:family="text">
      <style:text-properties officeooo:rsid="00396b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2612702995" text:style-name="L1">
        <text:list-item>
          <text:p text:style-name="P23">Flash the card with standard image. <text:span text:style-name="T51">(As of th</text:span><text:span text:style-name="T52">is</text:span><text:span text:style-name="T51"> writing the current images start with 2020-05-27 </text:span><text:span text:style-name="T53">but this should work with future images with minimal changes.</text:span><text:span text:style-name="T51">...)</text:span></text:p>
        </text:list-item>
        <text:list-item>
          <text:p text:style-name="P23"><text:span text:style-name="T22">Create</text:span> the <text:span text:style-name="T41">empty</text:span> <text:span text:style-name="T23">ssh</text:span> file on the boot partition. <text:span text:style-name="T20">This tur</text:span><text:span text:style-name="T40">n</text:span><text:span text:style-name="T20">s on ssh by default. Make sure to change </text:span><text:span text:style-name="T40">the</text:span><text:span text:style-name="T20"> password or this will expose you to a security risk.</text:span></text:p>
        </text:list-item>
        <text:list-item>
          <text:p text:style-name="P23">create <text:span text:style-name="T17">the</text:span> <text:span text:style-name="T23">wpa_supplicant.conf</text:span><text:span text:style-name="T18"> </text:span>on the boot partition. <text:span text:style-name="T20">(See appendix for a sample)</text:span></text:p>
        </text:list-item>
        <text:list-item>
          <text:p text:style-name="P23">create the <text:span text:style-name="T23">authorized_keys</text:span> on the boot partition. (Copy the <text:span text:style-name="T23">id_rsa.pub</text:span><text:span text:style-name="T18"> </text:span>from .<text:span text:style-name="T18">ssh</text:span> on an existing machine for simplicity)</text:p>
        </text:list-item>
        <text:list-item>
          <text:p text:style-name="P23">create the <text:span text:style-name="T23">issue</text:span> and <text:span text:style-name="T23">issue.net</text:span><text:span text:style-name="T18"> </text:span>file on the boot partition <text:span text:style-name="T20">(See an example in the appendix). </text:span><text:span text:style-name="T41">If you want to do like in the appendix, go here:</text:span><text:span text:style-name="T39"> </text:span><text:a xlink:type="simple" xlink:href="http://patorjk.com/software/taag/" text:style-name="Internet_20_link" text:visited-style-name="Visited_20_Internet_20_Link"><text:span text:style-name="T39">http://patorjk.com/software/taag/</text:span></text:a><text:span text:style-name="T41">.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1484417230" text:style-name="L2">
        <text:list-item>
          <text:p text:style-name="P26"><text:span text:style-name="T50">Change</text:span><text:span text:style-name="T49"> the pi user password to something else. </text:span><text:span text:style-name="T20">(Very important especially if you activated ssh at first boot time). </text:span><text:span text:style-name="T48">There are multiple ways to do this, choose the one that works for you.</text:span></text:p>
        </text:list-item>
        <text:list-item>
          <text:p text:style-name="P24"><text:span text:style-name="T50">R</text:span>esize the partition. <text:span text:style-name="T20">(This will likely have happened on its own already but does not hurt to check)</text:span></text:p>
        </text:list-item>
        <text:list-item>
          <text:p text:style-name="P24"><text:span text:style-name="T50">C</text:span>opy <text:span text:style-name="T23">authorized_keys</text:span> from /boot partition to <text:span text:style-name="T2">/home/pi/.ssh </text:span><text:span text:style-name="T6">(If the folder does not exist, just issue the command </text:span><text:span text:style-name="T28">ssh-keygen</text:span><text:span text:style-name="T6"> and just press enter all the way through. It’s childish but that way the folder will have the right permissions. Delete the </text:span><text:span text:style-name="T28">id_rsa</text:span><text:span text:style-name="T6"> and </text:span><text:span text:style-name="T28">id_rsa.pub</text:span><text:span text:style-name="T6"> that this will create, you don’t need them)</text:span></text:p>
        </text:list-item>
        <text:list-item>
          <text:p text:style-name="P24"><text:span text:style-name="T14">R</text:span><text:span text:style-name="T2">un </text:span><text:span text:style-name="T24">raspi-config</text:span><text:span text:style-name="T2"> to configure the following:</text:span></text:p>
        </text:list-item>
      </text:list>
      <text:list xml:id="list2645322575" text:style-name="L3">
        <text:list-item>
          <text:list>
            <text:list-item>
              <text:p text:style-name="P28">Network Options</text:p>
              <text:list>
                <text:list-item>
                  <text:p text:style-name="P27"><text:span text:style-name="T7">Hostname: Set it to something generic for now or leave it as </text:span><text:span text:style-name="T26">raspberry</text:span><text:span text:style-name="T7">. </text:span><text:span text:style-name="T8">(To find out what host name the DNS thinks you are do this: </text:span><text:span text:style-name="T27">hostname –all-fqdns</text:span><text:span text:style-name="T8"> and copy the part before the first dot </text:span><text:span text:style-name="T10">or simply pipe the whole thing directly to </text:span><text:span text:style-name="T30">/etc/hostname</text:span><text:span text:style-name="T10"> as the user root </text:span><text:span text:style-name="T11">(</text:span><text:span text:style-name="T31">sudo hostname –all-fqdn &gt; /etc/hostname</text:span><text:span text:style-name="T11">)</text:span><text:span text:style-name="T10"> – the system will know how to break it down</text:span><text:span text:style-name="T8">)</text:span></text:p>
                </text:list-item>
                <text:list-item>
                  <text:p text:style-name="P28">Wifi should already be configured. <text:span text:style-name="T20">If it isn’t connecting, your </text:span><text:span text:style-name="T36">wpa_supplicant.conf</text:span><text:span text:style-name="T20"> might be wrong so start there in case of issues)</text:span></text:p>
                </text:list-item>
                <text:list-item>
                  <text:p text:style-name="P28">network Interface Name: Select “No” to get predictable names like <text:span text:style-name="T23">eth0</text:span> or <text:span text:style-name="T23">wlan0</text:span>.</text:p>
                </text:list-item>
              </text:list>
            </text:list-item>
            <text:list-item>
              <text:p text:style-name="P28">Boot Options</text:p>
              <text:list>
                <text:list-item>
                  <text:p text:style-name="P28">Desktop / CLI: Select “<text:span text:style-name="T23">Console</text:span>” (without the Autologin)</text:p>
                </text:list-item>
                <text:list-item>
                  <text:p text:style-name="P28">Wait for Network at Boot: Select “No” unless you have a good reason to do otherwise.</text:p>
                </text:list-item>
                <text:list-item>
                  <text:p text:style-name="P28">Splash screen: Pick any option, it doesn’t really matter.</text:p>
                </text:list-item>
              </text:list>
            </text:list-item>
            <text:list-item>
              <text:p text:style-name="P28"><text:soft-page-break/><text:span text:style-name="T22">Localization</text:span> Options:</text:p>
              <text:list>
                <text:list-item>
                  <text:p text:style-name="P28">Change Locale: pick “<text:span text:style-name="T23">en_US.UTF-8 UTF 8</text:span>”, “<text:span text:style-name="T23">en_CA.UTF-8 UTF-8</text:span>” and “<text:span text:style-name="T23">en_GB.UTF-8 UTF-8</text:span>” and make “<text:span text:style-name="T23">en_US.UTF-8 UTF-8</text:span>” the default.</text:p>
                </text:list-item>
                <text:list-item>
                  <text:p text:style-name="P25"><text:span text:style-name="T2">Change Timezone: Pick </text:span><text:span text:style-name="T24">America</text:span><text:span text:style-name="T2"> and then select “</text:span><text:span text:style-name="T24">Toronto</text:span><text:span text:style-name="T2">” (Press “T” about 7 times)</text:span></text:p>
                </text:list-item>
                <text:list-item>
                  <text:p text:style-name="P25"><text:span text:style-name="T2">Change Keyboard Layout: Pick “</text:span><text:span text:style-name="T24">US</text:span><text:span text:style-name="T2">” if you can. (It doesn’t work if there’s no attached keyboard)</text:span></text:p>
                </text:list-item>
                <text:list-item>
                  <text:p text:style-name="P25"><text:span text:style-name="T2">Change Wi-Fi Country: Leave it alone, the </text:span><text:span text:style-name="T24">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5">CA</text:span><text:span text:style-name="T4">” or whatever country you are in.</text:span></text:p>
                </text:list-item>
              </text:list>
            </text:list-item>
            <text:list-item>
              <text:p text:style-name="P34"><text:span text:style-name="T2">Interfacing Options: Di</text:span><text:span text:style-name="T3">s</text:span><text:span text:style-name="T2">able everything except SSH. We’ll reactivate later if they are needed.</text:span></text:p>
            </text:list-item>
            <text:list-item>
              <text:p text:style-name="P29">Overclock: Nothing to do here.</text:p>
            </text:list-item>
            <text:list-item>
              <text:p text:style-name="P29">Advanced Options: </text:p>
              <text:list>
                <text:list-item>
                  <text:p text:style-name="P34"><text:span text:style-name="T2">Expand </text:span><text:span text:style-name="T3">File system</text:span><text:span text:style-name="T2">: If the file system doesn’t take the whole card, expand here.</text:span></text:p>
                </text:list-item>
                <text:list-item>
                  <text:p text:style-name="P34"><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9">Leave the rest alone.</text:p>
                </text:list-item>
              </text:list>
            </text:list-item>
            <text:list-item>
              <text:p text:style-name="P34"><text:span text:style-name="T2">Update: Select i</text:span><text:span text:style-name="T3">t</text:span><text:span text:style-name="T2"> to update to the latest version of </text:span><text:span text:style-name="T19">raspi-config</text:span><text:span text:style-name="T2">.</text:span></text:p>
            </text:list-item>
          </text:list>
        </text:list-item>
      </text:list>
      <text:list xml:id="list110542327884075" text:continue-list="list1484417230" text:style-name="L2">
        <text:list-item>
          <text:p text:style-name="P35"><text:span text:style-name="T2">Exit </text:span><text:span text:style-name="T19">raspi-config</text:span><text:span text:style-name="T2"> (If it wants to reboot, let it reboot)</text:span></text:p>
        </text:list-item>
        <text:list-item>
          <text:p text:style-name="P35"><text:span text:style-name="T2">Update the operating system: </text:span><text:span text:style-name="T24">sudo apt update</text:span><text:span text:style-name="T2"> followed by </text:span><text:span text:style-name="T19">s</text:span><text:span text:style-name="T24">udo apt dist-upgrade -y</text:span><text:span text:style-name="T2">. (this will take a while depending how old you original image was.</text:span></text:p>
        </text:list-item>
        <text:list-item>
          <text:p text:style-name="P35"><text:span text:style-name="T2">Install useful tools: </text:span><text:span text:style-name="T24">sudo apt install mc git tree </text:span><text:span text:style-name="T28">tmux tmuxinator</text:span></text:p>
        </text:list-item>
        <text:list-item>
          <text:p text:style-name="P35"><text:span text:style-name="T14">C</text:span><text:span text:style-name="T2">opy </text:span><text:span text:style-name="T14">from </text:span><text:span text:style-name="T35">/boot</text:span><text:span text:style-name="T14"> the </text:span><text:span text:style-name="T24">issue</text:span><text:span text:style-name="T2"> and </text:span><text:span text:style-name="T24">issue.net</text:span><text:span text:style-name="T2"> to </text:span><text:span text:style-name="T24">/etc</text:span><text:span text:style-name="T1">. </text:span><text:span text:style-name="T4">(See appendix for examples)</text:span></text:p>
        </text:list-item>
        <text:list-item>
          <text:p text:style-name="P31">Update the <text:span text:style-name="T23">/etc/ssh/sshd_config</text:span> to change the line that starts with “<text:span text:style-name="T23">banner...</text:span>”. The line should read:</text:p>
        </text:list-item>
      </text:list>
      <text:list xml:id="list3478432278" text:style-name="L4">
        <text:list-item>
          <text:list>
            <text:list-item>
              <text:p text:style-name="P36">banner /etc/issue.net</text:p>
            </text:list-item>
          </text:list>
        </text:list-item>
      </text:list>
      <text:h text:style-name="Heading_20_2" text:outline-level="2">Optional Steps:</text:h>
      <text:list xml:id="list576766308" text:style-name="L5">
        <text:list-item>
          <text:p text:style-name="P32">If you want to turn off the LED on the Raspberry Pi follow the steps below:</text:p>
        </text:list-item>
      </text:list>
      <text:list xml:id="list1692078061" text:style-name="L6">
        <text:list-item>
          <text:list>
            <text:list-item>
              <text:p text:style-name="P40"><text:span text:style-name="T9">Power Led: Add the lines below to </text:span><text:span text:style-name="T29">/boot/config.txt</text:span><text:span text:style-name="T9"> : (before the </text:span><text:span text:style-name="T29">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3">/etc/rc.local</text:span></text:p>
      <text:p text:style-name="P20">echo none &gt; /sys/class/leds/led1/trigger</text:p>
      <text:p text:style-name="P20">echo 0 &gt; /sys/class/leds/led1/brightness</text:p>
      <text:p text:style-name="P17"/>
      <text:list xml:id="list4215357580" text:style-name="L7">
        <text:list-item>
          <text:list>
            <text:list-item>
              <text:p text:style-name="P41"><text:span text:style-name="T9">Activity LED: Add the following lines to </text:span><text:span text:style-name="T38">/</text:span><text:span text:style-name="T29">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2373417908" text:style-name="L8">
        <text:list-item>
          <text:p text:style-name="P42"><text:span text:style-name="T15">S</text:span><text:span text:style-name="T16">hutdown properly</text:span></text:p>
        </text:list-item>
        <text:list-item>
          <text:p text:style-name="P42"><text:span text:style-name="T15">P</text:span><text:span text:style-name="T16">ull the card out of the pi and plug it into a linux machine</text:span></text:p>
        </text:list-item>
        <text:list-item>
          <text:p text:style-name="P42"><text:soft-page-break/><text:span text:style-name="T15">C</text:span><text:span text:style-name="T16">reate the image using the following command </text:span><text:span text:style-name="T10">(</text:span><text:span text:style-name="T30">/dev/sdm</text:span><text:span text:style-name="T10"> is the device the card comes up as on my system, yours may vary)</text:span><text:span text:style-name="T16">: </text:span><text:span text:style-name="T34">sudo dd if=/dev/sdm of=&lt;filename&gt; bs=10M. </text:span><text:span text:style-name="T47">You can use other software to create this image if you want. On Windows, there’s Win32DiskImager who does a fine job too.</text:span></text:p>
        </text:list-item>
        <text:list-item>
          <text:p text:style-name="P30">Wait for the process to complete – <text:span text:style-name="T42">on a big card, this can take a while.</text:span></text:p>
        </text:list-item>
        <text:list-item>
          <text:p text:style-name="P33">Find the script <text:span text:style-name="T23">PiShrink.py</text:span> here: <text:span text:style-name="T23">https://github.com/Drewsif/PiShrink</text:span></text:p>
        </text:list-item>
        <text:list-item>
          <text:p text:style-name="P43"><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0">pishrink -p -Z -a &lt;original image filename&gt; &lt;</text:span><text:span text:style-name="T32">resized</text:span><text:span text:style-name="T30"> new image&gt;<text:line-break/></text:span></text:p>
        </text:list-item>
      </text:list>
      <text:p text:style-name="P14"><text:span text:style-name="T44">The whole list of </text:span><text:span text:style-name="T45">P</text:span><text:span text:style-name="T44">i</text:span><text:span text:style-name="T45">S</text:span><text:span text:style-name="T44">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247679303" text:style-name="L9">
        <text:list-item>
          <text:p text:style-name="P44"><text:span text:style-name="T46">On a Raspberry Pi 4, the Wifi wouldn’t come up unless I went into </text:span><text:span text:style-name="T33">raspi-config</text:span><text:span text:style-name="T46">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3">wpa_supplicant.conf</text:span> Sample: <text:span text:style-name="T43">(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3">issue</text:span> and <text:span text:style-name="T23">issue.net</text:span> sample: <text:span text:style-name="T21">(The first one looks weird because it needs to </text:span><text:span text:style-name="T22">escape the “</text:span><text:span text:style-name="T37">\</text:span><text:span text:style-name="T22">” by doubling them;</text:span><text:span text:style-name="T21">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1">\</text:span>\ <text:s text:c="14"/>| | <text:s text:c="22"/>/_ |</text:p>
      <text:p text:style-name="P5"><text:s/>| |__) |__ _ ___ _ __ | |__ <text:s text:c="2"/>___ _ __ _ __ _ <text:s text:c="2"/>_| |</text:p>
      <text:p text:style-name="P5"><text:s/>| <text:s/>_ <text:s/>// _` / __| '_ <text:span text:style-name="T21">\</text:span>\| '_ <text:span text:style-name="T21">\</text:span>\ / _ <text:span text:style-name="T21">\</text:span>\ '__| '__| | | | |</text:p>
      <text:p text:style-name="P5"><text:s/>| | <text:span text:style-name="T21">\</text:span>\ <text:span text:style-name="T21">\</text:span>\ (_| <text:span text:style-name="T21">\</text:span>\__ <text:span text:style-name="T21">\</text:span>\ |_) | |_) | <text:s/>__/ | <text:s/>| | <text:s/>| |_| | |</text:p>
      <text:p text:style-name="P5"><text:s/>|_| <text:s/><text:span text:style-name="T21">\</text:span>\_<text:span text:style-name="T21">\</text:span>\__,_|___/ .__/|_.__/ <text:span text:style-name="T21">\</text:span>\___|_| <text:s/>|_| <text:s text:c="2"/><text:span text:style-name="T21">\</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text:p text:style-name="P45">Notes:</text:p>
      <text:p text:style-name="P3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7-06T11:05:41.275000000</dc:date>
    <meta:editing-duration>PT16H50M11S</meta:editing-duration>
    <meta:editing-cycles>27</meta:editing-cycles>
    <meta:generator>LibreOffice/6.4.4.2$Windows_X86_64 LibreOffice_project/3d775be2011f3886db32dfd395a6a6d1ca2630ff</meta:generator>
    <meta:print-date>2020-07-06T10:59:44.501000000</meta:print-date>
    <meta:document-statistic meta:table-count="0" meta:image-count="0" meta:object-count="0" meta:page-count="7" meta:paragraph-count="108" meta:word-count="1227" meta:character-count="9766" meta:non-whitespace-character-count="8301"/>
  </office:meta>
</office:document-meta>
</file>